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680BA07926A374DD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680BA07926A374DD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Pilate questions Jesus</text:span></text:p>
            <text:p text:style-name="P3"><text:span text:style-name="T2">(John 18:28-40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56:20.577000000</dc:date>
    <meta:editing-duration>PT2H25M32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